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fo:font-style="italic" style:font-style-asian="italic" style:font-style-complex="italic"/>
    </style:style>
    <style:style style:name="P3" style:parent-style-name="Subtitle" style:family="paragraph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Textbody" style:family="paragraph">
      <style:paragraph-properties fo:text-align="center"/>
    </style:style>
    <style:style style:name="P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U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4" style:parent-style-name="Textbody" style:family="paragraph">
      <style:text-properties fo:font-style="italic" style:font-style-asian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9" style:parent-style-name="Textbody" style:family="paragraph">
      <style:text-properties fo:font-style="italic" style:font-style-asian="italic"/>
    </style:style>
    <style:style style:name="P60" style:parent-style-name="Textbody" style:family="paragraph">
      <style:text-properties fo:font-style="italic" style:font-style-asian="italic"/>
    </style:style>
    <style:style style:name="P61" style:parent-style-name="Textbody" style:family="paragraph">
      <style:text-properties fo:font-style="italic" style:font-style-asian="italic"/>
    </style:style>
    <style:style style:name="P62" style:parent-style-name="Textbody" style:family="paragraph">
      <style:text-properties fo:font-style="italic" style:font-style-asian="italic"/>
    </style:style>
    <style:style style:name="P63" style:parent-style-name="Textbody" style:family="paragraph">
      <style:text-properties fo:font-style="italic" style:font-style-asian="italic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Python Functions – Worksheet 1</text:p>
      <text:p text:style-name="P2">CDS 230</text:p>
      <text:p text:style-name="P3">Spring 2018</text:p>
      <text:p text:style-name="Textbody"/>
      <text:h text:style-name="Heading1" text:outline-level="1">Problem</text:h>
      <text:p text:style-name="Textbody">Create a function that receives two inputs, (<text:span text:style-name="T4">x1</text:span><text:s/>and<text:s/><text:span text:style-name="T5">x2</text:span>). The function will return the value from</text:p>
      <text:p text:style-name="P6"><draw:frame draw:style-name="a0" text:anchor-type="as-char" svg:x="0in" svg:y="0in" svg:width="1.30729in" svg:height="0.19792in" style:rel-width="scale" style:rel-height="scale"><draw:object xlink:href="Object 1/" xlink:type="simple" xlink:show="embed" xlink:actuate="onLoad"/></draw:frame>.</text:p>
      <text:p text:style-name="Textbody"><draw:frame draw:id="id0" draw:style-name="a1" draw:name="Frame2" text:anchor-type="as-char" svg:x="0in" svg:y="0in" svg:width="6.32014in" svg:height="0.80903in" style:rel-width="scale" style:rel-height="scale"><draw:text-box><text:p text:style-name="P7"><text:span text:style-name="T8">def</text:span><text:span text:style-name="T9"><text:s/></text:span><text:span text:style-name="T10">problem1</text:span><text:span text:style-name="T11">(</text:span><text:span text:style-name="T12">x1</text:span><text:span text:style-name="T13">,<text:s/></text:span><text:span text:style-name="T14">x2</text:span><text:span text:style-name="T15">):</text:span></text:p><text:p text:style-name="P16"><text:span text:style-name="T17"><text:s text:c="4"/></text:span><text:span text:style-name="T18">return</text:span><text:span text:style-name="T19"><text:s/></text:span><text:span text:style-name="T20">5</text:span><text:span text:style-name="T21">*x1 -<text:s/></text:span><text:span text:style-name="T22">2</text:span><text:span text:style-name="T23">*x2 +<text:s/></text:span><text:span text:style-name="T24">3</text:span></text:p><text:p text:style-name="Textbody"/></draw:text-box><svg:title/><svg:desc/></draw:frame></text:p>
      <text:p text:style-name="Textbody"><draw:frame draw:id="id1" draw:style-name="a2" draw:name="Frame1" text:anchor-type="as-char" svg:x="0in" svg:y="0in" svg:width="6.32014in" svg:height="0.80903in" style:rel-width="scale" style:rel-height="scale"><draw:text-box><text:p text:style-name="P25"><text:span text:style-name="T26">y = problem1(</text:span><text:span text:style-name="T27">3</text:span><text:span text:style-name="T28">,<text:s/></text:span><text:span text:style-name="T29">4</text:span><text:span text:style-name="T30">)</text:span></text:p><text:p text:style-name="P31"><text:span text:style-name="T32">print</text:span><text:span text:style-name="T33">(y)</text:span></text:p><text:p text:style-name="P34">10</text:p></draw:text-box><svg:title/><svg:desc/></draw:frame></text:p>
      <text:h text:style-name="Heading1" text:outline-level="1">Problem</text:h>
      <text:p text:style-name="Textbody">The<text:s/><text:span text:style-name="T35">ord</text:span><text:s/>function will return the ASCII value for a character. An example is,</text:p>
      <text:p text:style-name="Standard"><text:span text:style-name="_OOoComputerSpecial">&gt;&gt;&gt;</text:span><text:s/><text:span text:style-name="_OOoComputerIdent">ord</text:span><text:span text:style-name="_OOoComputerSpecial">(</text:span><text:span text:style-name="_OOoComputerLiteral">'M'</text:span><text:span text:style-name="_OOoComputerSpecial">)</text:span></text:p>
      <text:p text:style-name="Standard"><text:span text:style-name="_OOoComputerLiteral">77</text:span></text:p>
      <text:p text:style-name="Textbody"/>
      <text:p text:style-name="Textbody">Write a function that receives a string. It then prints to the console the ASCII value<text:s/>for each letter in the string.</text:p>
      <text:p text:style-name="Textbody"><draw:frame draw:id="id2" draw:style-name="a3" draw:name="Frame4" text:anchor-type="as-char" svg:x="0in" svg:y="0in" svg:width="6.32014in" svg:height="0.80903in" style:rel-width="scale" style:rel-height="scale"><draw:text-box><text:p text:style-name="P36"><text:span text:style-name="T37">def</text:span><text:span text:style-name="T38"><text:s/></text:span><text:span text:style-name="T39">problem2</text:span><text:span text:style-name="T40">(</text:span><text:span text:style-name="T41">mystr</text:span><text:span text:style-name="T42">):</text:span></text:p><text:p text:style-name="P43"><text:span text:style-name="T44"><text:s text:c="4"/></text:span><text:span text:style-name="T45">for</text:span><text:span text:style-name="T46"><text:s/>l<text:s/></text:span><text:span text:style-name="T47">in</text:span><text:span text:style-name="T48"><text:s/>mystr:</text:span></text:p><text:p text:style-name="P49"><text:span text:style-name="T50"><text:s text:c="8"/></text:span><text:span text:style-name="T51">print</text:span><text:span text:style-name="T52">(</text:span><text:span text:style-name="T53">ord</text:span><text:span text:style-name="T54">(l))</text:span></text:p><text:p text:style-name="Textbody"/></draw:text-box><svg:title/><svg:desc/></draw:frame></text:p>
      <text:soft-page-break/>
      <text:p text:style-name="Textbody"><draw:frame draw:id="id3" draw:style-name="a4" draw:name="Frame3" text:anchor-type="as-char" svg:x="0in" svg:y="0in" svg:width="6.32014in" svg:height="0.80903in" style:rel-width="scale" style:rel-height="scale"><draw:text-box><text:p text:style-name="P55"><text:span text:style-name="T56">problem2(</text:span><text:span text:style-name="T57">"mason"</text:span><text:span text:style-name="T58">)</text:span></text:p><text:p text:style-name="P59">109</text:p><text:p text:style-name="P60">97</text:p><text:p text:style-name="P61">115</text:p><text:p text:style-name="P62">111</text:p><text:p text:style-name="P63">110</text:p></draw:text-box><svg:title/><svg:desc/></draw:frame></text:p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de" style:display-name="Code" style:family="paragraph" style:parent-style-name="Standard">
      <style:paragraph-properties fo:border="0.0034in solid #000000" fo:padding="0.0138in" style:shadow="none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>
      <style:text-properties fo:hyphenate="false"/>
    </style:style>
    <style:style style:name="OOoComputerCode" style:display-name="OOoComputerCode" style:family="text">
      <style:text-properties style:font-name="Courier New" style:font-name-asian="Courier New" style:font-name-complex="Courier New" fo:color="#000000"/>
    </style:style>
    <style:style style:name="_OOoComputerBase" style:display-name="_OOoComputerBase" style:family="text" style:parent-style-name="OOoComputerCode">
      <style:text-properties style:font-name="Courier New" style:font-name-asian="Courier New" style:font-name-complex="Courier New" fo:color="#000000"/>
    </style:style>
    <style:style style:name="_OOoComputerComment" style:display-name="_OOoComputerComment" style:family="text" style:parent-style-name="_OOoComputerBase">
      <style:text-properties style:font-name="Courier New" style:font-name-asian="Courier New" style:font-name-complex="Courier New" fo:color="#4C4C4C"/>
    </style:style>
    <style:style style:name="_OOoComputerBaseNoLocale" style:display-name="_OOoComputerBaseNoLocale" style:family="text" style:parent-style-name="_OOoComputerBase">
      <style:text-properties style:font-name="Courier New" style:font-name-asian="Courier New" style:font-name-complex="Courier New" fo:color="#000000"/>
    </style:style>
    <style:style style:name="_OOoComputerSpecial" style:display-name="_OOoComputerSpecial" style:family="text" style:parent-style-name="_OOoComputerBaseNoLocale">
      <style:text-properties style:font-name="Courier New" style:font-name-asian="Courier New" style:font-name-complex="Courier New" fo:color="#000000"/>
    </style:style>
    <style:style style:name="_OOoComputerLiteral" style:display-name="_OOoComputerLiteral" style:family="text" style:parent-style-name="_OOoComputerBase">
      <style:text-properties style:font-name="Courier New" style:font-name-asian="Courier New" style:font-name-complex="Courier New" fo:color="#FF0000"/>
    </style:style>
    <style:style style:name="_OOoComputerNumber" style:display-name="_OOoComputerNumber" style:family="text" style:parent-style-name="_OOoComputerBase">
      <style:text-properties style:font-name="Courier New" style:font-name-asian="Courier New" style:font-name-complex="Courier New" fo:color="#FF3200"/>
    </style:style>
    <style:style style:name="_OOoComputerKeyWord" style:display-name="_OOoComputerKeyWord" style:family="text" style:parent-style-name="_OOoComputerBase">
      <style:text-properties style:font-name="Courier New" style:font-name-asian="Courier New" style:font-name-complex="Courier New" fo:color="#000080"/>
    </style:style>
    <style:style style:name="_OOoComputerAltKeyWord" style:display-name="_OOoComputerAltKeyWord" style:family="text" style:parent-style-name="_OOoComputerBase">
      <style:text-properties style:font-name="Courier New" style:font-name-asian="Courier New" style:font-name-complex="Courier New" fo:color="#320080"/>
    </style:style>
    <style:style style:name="_OOoComputerIdent" style:display-name="_OOoComputerIdent" style:family="text" style:parent-style-name="_OOoComputerBase">
      <style:text-properties style:font-name="Courier New" style:font-name-asian="Courier New" style:font-name-complex="Courier New" fo:color="#008000"/>
    </style:style>
    <style:style style:name="NumberingSymbols" style:display-name="Numbering Symbols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Lauren Pincus<text:line-break/>CDS230-DL1<text:line-break/>HW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en</dc:creator>
    <meta:creation-date>2017-11-07T18:03:00Z</meta:creation-date>
    <dc:date>2018-04-09T03:08:00Z</dc:date>
    <meta:template xlink:href="Normal.dotm" xlink:type="simple"/>
    <meta:editing-cycles>11</meta:editing-cycles>
    <meta:editing-duration>PT11460S</meta:editing-duration>
    <meta:document-statistic meta:page-count="2" meta:paragraph-count="1" meta:word-count="61" meta:character-count="411" meta:row-count="2" meta:non-whitespace-character-count="351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n>5</mml:mn>
  <mml:msub>
    <mml:mrow>
      <mml:mi>x</mml:mi>
    </mml:mrow>
    <mml:mrow>
      <mml:mn>1</mml:mn>
    </mml:mrow>
  </mml:msub>
  <mml:mo>-</mml:mo>
  <mml:mn>2</mml:mn>
  <mml:msub>
    <mml:mrow>
      <mml:mi>x</mml:mi>
    </mml:mrow>
    <mml:mrow>
      <mml:mn>2</mml:mn>
    </mml:mrow>
  </mml:msub>
  <mml:mo>+</mml:mo>
  <mml:mn>3</mml:mn>
</mml:math>
</file>